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gif" manifest:media-type="image/gif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gif" manifest:media-type="image/gif"/>
  <manifest:file-entry manifest:full-path="media/image18.gif" manifest:media-type="image/gif"/>
  <manifest:file-entry manifest:full-path="media/image19.gif" manifest:media-type="image/gif"/>
  <manifest:file-entry manifest:full-path="media/image20.gif" manifest:media-type="image/gif"/>
  <manifest:file-entry manifest:full-path="media/image21.gif" manifest:media-type="image/gif"/>
  <manifest:file-entry manifest:full-path="media/image22.gif" manifest:media-type="image/gif"/>
  <manifest:file-entry manifest:full-path="media/image23.gif" manifest:media-type="image/gif"/>
  <manifest:file-entry manifest:full-path="media/image24.gif" manifest:media-type="image/gif"/>
  <manifest:file-entry manifest:full-path="media/image25.gif" manifest:media-type="image/gif"/>
  <manifest:file-entry manifest:full-path="media/image26.gif" manifest:media-type="image/gif"/>
  <manifest:file-entry manifest:full-path="media/image27.jpeg" manifest:media-type="image/jpeg"/>
  <manifest:file-entry manifest:full-path="media/image28.jpeg" manifest:media-type="image/jpeg"/>
  <manifest:file-entry manifest:full-path="media/image29.jpeg" manifest:media-type="image/jpeg"/>
  <manifest:file-entry manifest:full-path="media/image30.jpeg" manifest:media-type="image/jpeg"/>
  <manifest:file-entry manifest:full-path="media/image31.jpeg" manifest:media-type="image/jpeg"/>
  <manifest:file-entry manifest:full-path="media/image32.jpeg" manifest:media-type="image/jpeg"/>
  <manifest:file-entry manifest:full-path="media/image33.jpeg" manifest:media-type="image/jpeg"/>
  <manifest:file-entry manifest:full-path="media/image34.jpeg" manifest:media-type="image/jpeg"/>
  <manifest:file-entry manifest:full-path="media/image35.jpeg" manifest:media-type="image/jpeg"/>
  <manifest:file-entry manifest:full-path="media/image36.jpeg" manifest:media-type="image/jpeg"/>
  <manifest:file-entry manifest:full-path="media/image37.jpeg" manifest:media-type="image/jpeg"/>
  <manifest:file-entry manifest:full-path="media/image3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graphic" style:name="a412" style:parent-style-name="Graphics">
      <style:graphic-properties draw:fill="none" draw:stroke="none"/>
    </style:style>
    <style:style style:family="graphic" style:name="a413" style:parent-style-name="Graphics">
      <style:graphic-properties draw:fill="none" draw:stroke="none"/>
    </style:style>
    <style:style style:family="graphic" style:name="a414" style:parent-style-name="Graphics">
      <style:graphic-properties draw:fill="none" draw:stroke="none"/>
    </style:style>
    <style:style style:family="graphic" style:name="a415" style:parent-style-name="Graphics">
      <style:graphic-properties draw:fill="none" draw:stroke="none"/>
    </style:style>
    <style:style style:family="graphic" style:name="a416" style:parent-style-name="Graphics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9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8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9" style:parent-style-name="Graphics">
      <style:graphic-properties draw:fill="none" draw:stroke="none"/>
    </style:style>
    <style:style style:family="graphic" style:name="a420" style:parent-style-name="Graphics">
      <style:graphic-properties draw:fill="none" draw:stroke="non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 style:parent-style-name="Graphics">
      <style:graphic-properties draw:fill="none" draw:stroke="none"/>
    </style:style>
    <style:style style:family="graphic" style:name="a423" style:parent-style-name="Graphics">
      <style:graphic-properties draw:fill="none" draw:stroke="none"/>
    </style:style>
    <style:style style:family="graphic" style:name="a424" style:parent-style-name="Graphics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 style:parent-style-name="Graphics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7" style:parent-style-name="Graphics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draw:stroke="none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draw:stroke="none"/>
    </style:style>
    <style:style style:family="graphic" style:name="a433" style:parent-style-name="Graphics">
      <style:graphic-properties draw:fill="none" draw:stroke="none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0.36016in" svg:y="0.19658in" svg:width="0.81499in" svg:height="0.97323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60" draw:name="TextBox 5" svg:x="1.59434in" svg:y="0.49057in" svg:width="1.61321in" svg:height="0.40391in">
          <draw:text-box>
            <text:p text:style-name="a359" text:class-names="" text:cond-style-name=""><text:span text:style-name="a358" text:class-names="">8/11</text:span></text:p>
          </draw:text-box>
          <svg:title/>
          <svg:desc/>
        </draw:frame>
        <draw:frame draw:id="id65" draw:style-name="a361" draw:name="Picture 7" svg:x="0.36016in" svg:y="1.42816in" svg:width="0.62203in" svg:height="0.74165in" style:rel-width="scale" style:rel-height="scale">
          <draw:image xlink:href="media/image2.gif" xlink:type="simple" xlink:show="embed" xlink:actuate="onLoad"/>
          <svg:title/>
          <svg:desc/>
        </draw:frame>
        <draw:frame draw:id="id66" draw:style-name="a364" draw:name="TextBox 8" svg:x="1.40566in" svg:y="1.66981in" svg:width="1.80189in" svg:height="0.40391in">
          <draw:text-box>
            <text:p text:style-name="a363" text:class-names="" text:cond-style-name=""><text:span text:style-name="a362" text:class-names="">9/11</text:span></text:p>
          </draw:text-box>
          <svg:title/>
          <svg:desc/>
        </draw:frame>
        <draw:frame draw:id="id67" draw:style-name="a365" draw:name="Picture 10" svg:x="3.62674in" svg:y="0.3922in" svg:width="9in" svg:height="0.33333in" style:rel-width="scale" style:rel-height="scale">
          <draw:image xlink:href="media/image3.gif" xlink:type="simple" xlink:show="embed" xlink:actuate="onLoad"/>
          <svg:title/>
          <svg:desc/>
        </draw:frame>
        <draw:frame draw:id="id68" draw:style-name="a368" draw:name="TextBox 11" svg:x="6.31132in" svg:y="0.89447in" svg:width="1.41509in" svg:height="0.40391in">
          <draw:text-box>
            <text:p text:style-name="a367" text:class-names="" text:cond-style-name=""><text:span text:style-name="a366" text:class-names="">10-11/11</text:span></text:p>
          </draw:text-box>
          <svg:title/>
          <svg:desc/>
        </draw:frame>
        <draw:frame draw:id="id69" draw:style-name="a369" draw:name="Picture 13" svg:x="0.59304in" svg:y="2.85014in" svg:width="0.62203in" svg:height="0.70496in" style:rel-width="scale" style:rel-height="scale">
          <draw:image xlink:href="media/image4.jpeg" xlink:type="simple" xlink:show="embed" xlink:actuate="onLoad"/>
          <svg:title/>
          <svg:desc/>
        </draw:frame>
        <draw:frame draw:id="id70" draw:style-name="a370" draw:name="Picture 15" svg:x="0.33783in" svg:y="3.68347in" svg:width="1.94647in" svg:height="0.97323in" style:rel-width="scale" style:rel-height="scale">
          <draw:image xlink:href="media/image5.jpeg" xlink:type="simple" xlink:show="embed" xlink:actuate="onLoad"/>
          <svg:title/>
          <svg:desc/>
        </draw:frame>
        <draw:frame draw:id="id71" draw:style-name="a373" draw:name="TextBox 16" svg:x="1.74528in" svg:y="3.04717in" svg:width="1.20755in" svg:height="0.40391in">
          <draw:text-box>
            <text:p text:style-name="a372" text:class-names="" text:cond-style-name=""><text:span text:style-name="a371" text:class-names="">12/11</text:span></text:p>
          </draw:text-box>
          <svg:title/>
          <svg:desc/>
        </draw:frame>
        <draw:frame draw:id="id72" draw:style-name="a376" draw:name="TextBox 18" svg:x="2.48349in" svg:y="3.92803in" svg:width="6.66509in" svg:height="0.40391in">
          <draw:text-box>
            <text:p text:style-name="a375" text:class-names="" text:cond-style-name=""><text:span text:style-name="a374" text:class-names="">12/11</text:span></text:p>
          </draw:text-box>
          <svg:title/>
          <svg:desc/>
        </draw:frame>
        <draw:frame draw:id="id73" draw:style-name="a377" draw:name="Picture 20" svg:x="0.19182in" svg:y="5.06876in" svg:width="2.82948in" svg:height="0.59162in" style:rel-width="scale" style:rel-height="scale">
          <draw:image xlink:href="media/image6.jpeg" xlink:type="simple" xlink:show="embed" xlink:actuate="onLoad"/>
          <svg:title/>
          <svg:desc/>
        </draw:frame>
        <draw:frame draw:id="id74" draw:style-name="a380" draw:name="TextBox 21" svg:x="3.30189in" svg:y="5.06876in" svg:width="1.10377in" svg:height="0.40391in">
          <draw:text-box>
            <text:p text:style-name="a379" text:class-names="" text:cond-style-name=""><text:span text:style-name="a378" text:class-names="">13/11</text:span></text:p>
          </draw:text-box>
          <svg:title/>
          <svg:desc/>
        </draw:frame>
        <draw:frame draw:id="id75" draw:style-name="a381" draw:name="Picture 23" svg:x="0.42628in" svg:y="5.83019in" svg:width="1.319in" svg:height="0.97862in" style:rel-width="scale" style:rel-height="scale">
          <draw:image xlink:href="media/image7.jpeg" xlink:type="simple" xlink:show="embed" xlink:actuate="onLoad"/>
          <svg:title/>
          <svg:desc/>
        </draw:frame>
        <draw:frame draw:id="id76" draw:style-name="a384" draw:name="TextBox 24" svg:x="1.89623in" svg:y="6.15094in" svg:width="1.319in" svg:height="0.40391in">
          <draw:text-box>
            <text:p text:style-name="a383" text:class-names="" text:cond-style-name=""><text:span text:style-name="a382" text:class-names="">14/11</text:span></text:p>
          </draw:text-box>
          <svg:title/>
          <svg:desc/>
        </draw:frame>
      </draw:page>
      <draw:page draw:name="Slide2" draw:style-name="a385" draw:master-page-name="Master1-Layout7-blank-Blank" presentation:presentation-page-layout-name="Master1-PPL7" draw:id="Slide-257">
        <draw:custom-shape svg:x="6.33306in" svg:y="5.34051in" svg:width="3.45in" svg:height="1.50088in" draw:id="id77" draw:style-name="a388" draw:name="Oval 3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8" draw:style-name="a389" draw:name="Picture 2" svg:x="0.35987in" svg:y="0.72641in" svg:width="1.00963in" svg:height="1.00963in" style:rel-width="scale" style:rel-height="scale">
          <draw:image xlink:href="media/image8.jpeg" xlink:type="simple" xlink:show="embed" xlink:actuate="onLoad"/>
          <svg:title/>
          <svg:desc/>
        </draw:frame>
        <draw:frame draw:id="id79" draw:style-name="a390" draw:name="Picture 4" svg:x="0.7441in" svg:y="2.22956in" svg:width="0.50177in" svg:height="1.25442in" style:rel-width="scale" style:rel-height="scale">
          <draw:image xlink:href="media/image9.gif" xlink:type="simple" xlink:show="embed" xlink:actuate="onLoad"/>
          <svg:title/>
          <svg:desc/>
        </draw:frame>
        <draw:frame draw:id="id80" draw:style-name="a391" draw:name="Picture 6" svg:x="0.45084in" svg:y="4.54213in" svg:width="1.2897in" svg:height="0.96728in" style:rel-width="scale" style:rel-height="scale">
          <draw:image xlink:href="media/image10.jpeg" xlink:type="simple" xlink:show="embed" xlink:actuate="onLoad"/>
          <svg:title/>
          <svg:desc/>
        </draw:frame>
        <draw:frame draw:id="id81" draw:style-name="a394" draw:name="TextBox 9" svg:x="1.63227in" svg:y="0.91189in" svg:width="2.29604in" svg:height="0.40391in">
          <draw:text-box>
            <text:p text:style-name="a393" text:class-names="" text:cond-style-name=""><text:span text:style-name="a392" text:class-names="">15/11</text:span></text:p>
          </draw:text-box>
          <svg:title/>
          <svg:desc/>
        </draw:frame>
        <draw:frame draw:id="id82" draw:style-name="a397" draw:name="TextBox 13" svg:x="2.14387in" svg:y="2.97197in" svg:width="6.66509in" svg:height="0.40391in">
          <draw:text-box>
            <text:p text:style-name="a396" text:class-names="" text:cond-style-name=""><text:span text:style-name="a395" text:class-names="">15/11</text:span></text:p>
          </draw:text-box>
          <svg:title/>
          <svg:desc/>
        </draw:frame>
        <draw:frame draw:id="id83" draw:style-name="a398" draw:name="Picture 10" svg:x="9.32333in" svg:y="0.67574in" svg:width="1.93456in" svg:height="0.96728in" style:rel-width="scale" style:rel-height="scale">
          <draw:image xlink:href="media/image11.png" xlink:type="simple" xlink:show="embed" xlink:actuate="onLoad"/>
          <svg:title/>
          <svg:desc/>
        </draw:frame>
        <draw:frame draw:id="id84" draw:style-name="a399" draw:name="Picture 12" svg:x="10.67716in" svg:y="2.16766in" svg:width="1.16146in" svg:height="1.31632in" style:rel-width="scale" style:rel-height="scale">
          <draw:image xlink:href="media/image12.jpeg" xlink:type="simple" xlink:show="embed" xlink:actuate="onLoad"/>
          <svg:title/>
          <svg:desc/>
        </draw:frame>
        <draw:frame draw:id="id85" draw:style-name="a400" draw:name="Picture 14" svg:x="0.28721in" svg:y="5.53934in" svg:width="1.45333in" svg:height="0.72667in" style:rel-width="scale" style:rel-height="scale">
          <draw:image xlink:href="media/image13.png" xlink:type="simple" xlink:show="embed" xlink:actuate="onLoad"/>
          <svg:title/>
          <svg:desc/>
        </draw:frame>
        <draw:frame draw:id="id86" draw:style-name="a403" draw:name="TextBox 15" svg:x="1.89553in" svg:y="6.0553in" svg:width="1.16146in" svg:height="0.40391in">
          <draw:text-box>
            <text:p text:style-name="a402" text:class-names="" text:cond-style-name=""><text:span text:style-name="a401" text:class-names="">18/11</text:span></text:p>
          </draw:text-box>
          <svg:title/>
          <svg:desc/>
        </draw:frame>
        <draw:frame draw:id="id87" draw:style-name="a406" draw:name="TextBox 16" svg:x="6.16185in" svg:y="3.17392in" svg:width="1.00963in" svg:height="0.40391in">
          <draw:text-box>
            <text:p text:style-name="a405" text:class-names="" text:cond-style-name=""><text:span text:style-name="a404" text:class-names="">19/11</text:span></text:p>
          </draw:text-box>
          <svg:title/>
          <svg:desc/>
        </draw:frame>
        <draw:frame draw:id="id88" draw:style-name="a409" draw:name="TextBox 17" svg:x="9.76in" svg:y="2.46in" svg:width="0.91716in" svg:height="0.40391in">
          <draw:text-box>
            <text:p text:style-name="a408" text:class-names="" text:cond-style-name=""><text:span text:style-name="a407" text:class-names="">19/11</text:span></text:p>
          </draw:text-box>
          <svg:title/>
          <svg:desc/>
        </draw:frame>
        <draw:frame draw:id="id89" draw:style-name="a410" draw:name="Picture 16" svg:x="11.01162in" svg:y="3.89259in" svg:width="1.0475in" svg:height="1.0475in" style:rel-width="scale" style:rel-height="scale">
          <draw:image xlink:href="media/image14.jpeg" xlink:type="simple" xlink:show="embed" xlink:actuate="onLoad"/>
          <svg:title/>
          <svg:desc/>
        </draw:frame>
        <draw:frame draw:id="id90" draw:style-name="a411" draw:name="Picture 18" svg:x="11.20696in" svg:y="5.03066in" svg:width="0.9575in" svg:height="0.9575in" style:rel-width="scale" style:rel-height="scale">
          <draw:image xlink:href="media/image15.jpeg" xlink:type="simple" xlink:show="embed" xlink:actuate="onLoad"/>
          <svg:title/>
          <svg:desc/>
        </draw:frame>
        <draw:frame draw:id="id91" draw:style-name="a412" draw:name="Picture 20" svg:x="11.05196in" svg:y="5.98816in" svg:width="1.2675in" svg:height="1.2675in" style:rel-width="scale" style:rel-height="scale">
          <draw:image xlink:href="media/image16.jpeg" xlink:type="simple" xlink:show="embed" xlink:actuate="onLoad"/>
          <svg:title/>
          <svg:desc/>
        </draw:frame>
        <draw:frame draw:id="id92" draw:style-name="a413" draw:name="Picture 22" svg:x="8.35896in" svg:y="2.84398in" svg:width="0.9in" svg:height="0.9in" style:rel-width="scale" style:rel-height="scale">
          <draw:image xlink:href="media/image17.gif" xlink:type="simple" xlink:show="embed" xlink:actuate="onLoad"/>
          <svg:title/>
          <svg:desc/>
        </draw:frame>
        <draw:frame draw:id="id93" draw:style-name="a414" draw:name="Picture 24" svg:x="8.70393in" svg:y="3.96167in" svg:width="0.50177in" svg:height="0.50177in" style:rel-width="scale" style:rel-height="scale">
          <draw:image xlink:href="media/image18.gif" xlink:type="simple" xlink:show="embed" xlink:actuate="onLoad"/>
          <svg:title/>
          <svg:desc/>
        </draw:frame>
        <draw:frame draw:id="id94" draw:style-name="a415" draw:name="Picture 26" svg:x="8.6in" svg:y="4.60489in" svg:width="0.66451in" svg:height="0.66451in" style:rel-width="scale" style:rel-height="scale">
          <draw:image xlink:href="media/image19.gif" xlink:type="simple" xlink:show="embed" xlink:actuate="onLoad"/>
          <svg:title/>
          <svg:desc/>
        </draw:frame>
        <draw:frame draw:id="id95" draw:style-name="a416" draw:name="Picture 28" svg:x="8.05806in" svg:y="4.02268in" svg:width="0.44076in" svg:height="0.44076in" style:rel-width="scale" style:rel-height="scale">
          <draw:image xlink:href="media/image20.gif" xlink:type="simple" xlink:show="embed" xlink:actuate="onLoad"/>
          <svg:title/>
          <svg:desc/>
        </draw:frame>
        <draw:frame draw:id="id96" draw:style-name="a417" draw:name="Picture 30" svg:x="7.3069in" svg:y="3.9636in" svg:width="0.50536in" svg:height="0.50536in" style:rel-width="scale" style:rel-height="scale">
          <draw:image xlink:href="media/image18.gif" xlink:type="simple" xlink:show="embed" xlink:actuate="onLoad"/>
          <svg:title/>
          <svg:desc/>
        </draw:frame>
        <draw:frame draw:id="id97" draw:style-name="a418" draw:name="Picture 32" svg:x="8.64214in" svg:y="5.58601in" svg:width="0.68in" svg:height="0.68in" style:rel-width="scale" style:rel-height="scale">
          <draw:image xlink:href="media/image21.gif" xlink:type="simple" xlink:show="embed" xlink:actuate="onLoad"/>
          <svg:title/>
          <svg:desc/>
        </draw:frame>
        <draw:frame draw:id="id98" draw:style-name="a419" draw:name="Picture 34" svg:x="7.61058in" svg:y="5.57913in" svg:width="0.73119in" svg:height="0.73119in" style:rel-width="scale" style:rel-height="scale">
          <draw:image xlink:href="media/image22.gif" xlink:type="simple" xlink:show="embed" xlink:actuate="onLoad"/>
          <svg:title/>
          <svg:desc/>
        </draw:frame>
        <draw:frame draw:id="id99" draw:style-name="a420" draw:name="Picture 36" svg:x="6.64868in" svg:y="5.45912in" svg:width="0.8069in" svg:height="0.8069in" style:rel-width="scale" style:rel-height="scale">
          <draw:image xlink:href="media/image23.gif" xlink:type="simple" xlink:show="embed" xlink:actuate="onLoad"/>
          <svg:title/>
          <svg:desc/>
        </draw:frame>
      </draw:page>
      <draw:page draw:name="Slide3" draw:style-name="a421" draw:master-page-name="Master1-Layout7-blank-Blank" presentation:presentation-page-layout-name="Master1-PPL7" draw:id="Slide-258">
        <draw:frame draw:id="id100" draw:style-name="a422" draw:name="Picture 2" svg:x="2.14in" svg:y="0.51333in" svg:width="0.33333in" svg:height="0.33333in" style:rel-width="scale" style:rel-height="scale">
          <draw:image xlink:href="media/image24.gif" xlink:type="simple" xlink:show="embed" xlink:actuate="onLoad"/>
          <svg:title/>
          <svg:desc/>
        </draw:frame>
        <draw:frame draw:id="id101" draw:style-name="a423" draw:name="Picture 4" svg:x="1.68in" svg:y="0.53333in" svg:width="0.33333in" svg:height="0.33333in" style:rel-width="scale" style:rel-height="scale">
          <draw:image xlink:href="media/image25.gif" xlink:type="simple" xlink:show="embed" xlink:actuate="onLoad"/>
          <svg:title/>
          <svg:desc/>
        </draw:frame>
        <draw:frame draw:id="id102" draw:style-name="a424" draw:name="Picture 6" svg:x="1.22in" svg:y="0.53333in" svg:width="0.33333in" svg:height="0.33333in" style:rel-width="scale" style:rel-height="scale">
          <draw:image xlink:href="media/image26.gif" xlink:type="simple" xlink:show="embed" xlink:actuate="onLoad"/>
          <svg:title/>
          <svg:desc/>
        </draw:frame>
        <draw:frame draw:id="id103" draw:style-name="a428" draw:name="TextBox 7" svg:x="3.34in" svg:y="0.53333in" svg:width="2.55in" svg:height="0.40391in">
          <draw:text-box>
            <text:p text:style-name="a427" text:class-names="" text:cond-style-name=""><text:span text:style-name="a425" text:class-names="">20/11</text:span><text:span text:style-name="a426" text:class-names=""/></text:p>
          </draw:text-box>
          <svg:title/>
          <svg:desc/>
        </draw:frame>
        <draw:frame draw:id="id104" draw:style-name="a429" draw:name="Picture 9" svg:x="5.34698in" svg:y="2.44193in" svg:width="0.52083in" svg:height="0.52083in" style:rel-width="scale" style:rel-height="scale">
          <draw:image xlink:href="media/image27.jpeg" xlink:type="simple" xlink:show="embed" xlink:actuate="onLoad"/>
          <svg:title/>
          <svg:desc/>
        </draw:frame>
        <draw:frame draw:id="id105" draw:style-name="a430" draw:name="Picture 11" svg:x="4.66167in" svg:y="2.35661in" svg:width="0.52083in" svg:height="0.52083in" style:rel-width="scale" style:rel-height="scale">
          <draw:image xlink:href="media/image28.jpeg" xlink:type="simple" xlink:show="embed" xlink:actuate="onLoad"/>
          <svg:title/>
          <svg:desc/>
        </draw:frame>
        <draw:frame draw:id="id106" draw:style-name="a431" draw:name="Picture 13" svg:x="0.5525in" svg:y="6.17229in" svg:width="5.20833in" svg:height="0.15625in" style:rel-width="scale" style:rel-height="scale">
          <draw:image xlink:href="media/image29.jpeg" xlink:type="simple" xlink:show="embed" xlink:actuate="onLoad"/>
          <svg:title/>
          <svg:desc/>
        </draw:frame>
        <draw:frame draw:id="id107" draw:style-name="a432" draw:name="Picture 15" svg:x="0.69917in" svg:y="5.78in" svg:width="0.28604in" svg:height="0.28604in" style:rel-width="scale" style:rel-height="scale">
          <draw:image xlink:href="media/image30.jpeg" xlink:type="simple" xlink:show="embed" xlink:actuate="onLoad"/>
          <svg:title/>
          <svg:desc/>
        </draw:frame>
        <draw:frame draw:id="id108" draw:style-name="a433" draw:name="Picture 17" svg:x="1.22in" svg:y="5.78in" svg:width="0.28604in" svg:height="0.28604in" style:rel-width="scale" style:rel-height="scale">
          <draw:image xlink:href="media/image31.jpeg" xlink:type="simple" xlink:show="embed" xlink:actuate="onLoad"/>
          <svg:title/>
          <svg:desc/>
        </draw:frame>
        <draw:frame draw:id="id109" draw:style-name="a434" draw:name="Picture 19" svg:x="1.88677in" svg:y="5.86604in" svg:width="0.25312in" svg:height="0.25312in" style:rel-width="scale" style:rel-height="scale">
          <draw:image xlink:href="media/image32.jpeg" xlink:type="simple" xlink:show="embed" xlink:actuate="onLoad"/>
          <svg:title/>
          <svg:desc/>
        </draw:frame>
        <draw:frame draw:id="id110" draw:style-name="a435" draw:name="Picture 21" svg:x="2.30667in" svg:y="5.72917in" svg:width="0.44312in" svg:height="0.44312in" style:rel-width="scale" style:rel-height="scale">
          <draw:image xlink:href="media/image33.jpeg" xlink:type="simple" xlink:show="embed" xlink:actuate="onLoad"/>
          <svg:title/>
          <svg:desc/>
        </draw:frame>
        <draw:frame draw:id="id111" draw:style-name="a436" draw:name="Picture 23" svg:x="0.49323in" svg:y="2.1488in" svg:width="0.81677in" svg:height="0.81677in" style:rel-width="scale" style:rel-height="scale">
          <draw:image xlink:href="media/image34.jpeg" xlink:type="simple" xlink:show="embed" xlink:actuate="onLoad"/>
          <svg:title/>
          <svg:desc/>
        </draw:frame>
        <draw:frame draw:id="id112" draw:style-name="a437" draw:name="Picture 25" svg:x="1.50604in" svg:y="2.11078in" svg:width="0.85479in" svg:height="0.85479in" style:rel-width="scale" style:rel-height="scale">
          <draw:image xlink:href="media/image35.jpeg" xlink:type="simple" xlink:show="embed" xlink:actuate="onLoad"/>
          <svg:title/>
          <svg:desc/>
        </draw:frame>
        <draw:frame draw:id="id113" draw:style-name="a438" draw:name="Picture 27" svg:x="2.55687in" svg:y="2.14599in" svg:width="0.81677in" svg:height="0.81677in" style:rel-width="scale" style:rel-height="scale">
          <draw:image xlink:href="media/image36.jpeg" xlink:type="simple" xlink:show="embed" xlink:actuate="onLoad"/>
          <svg:title/>
          <svg:desc/>
        </draw:frame>
        <draw:frame draw:id="id114" draw:style-name="a439" draw:name="Picture 29" svg:x="3.74927in" svg:y="2.2713in" svg:width="0.69146in" svg:height="0.69146in" style:rel-width="scale" style:rel-height="scale">
          <draw:image xlink:href="media/image37.jpeg" xlink:type="simple" xlink:show="embed" xlink:actuate="onLoad"/>
          <svg:title/>
          <svg:desc/>
        </draw:frame>
        <draw:frame draw:id="id115" draw:style-name="a443" draw:name="TextBox 30" svg:x="6.15in" svg:y="2.55437in" svg:width="1.13in" svg:height="0.40391in">
          <draw:text-box>
            <text:p text:style-name="a442" text:class-names="" text:cond-style-name=""><text:span text:style-name="a440" text:class-names="">21/11</text:span><text:span text:style-name="a441" text:class-names=""/></text:p>
          </draw:text-box>
          <svg:title/>
          <svg:desc/>
        </draw:frame>
        <draw:frame draw:id="id116" draw:style-name="a447" draw:name="TextBox 31" svg:x="3.53in" svg:y="5.63in" svg:width="1.81698in" svg:height="0.40391in">
          <draw:text-box>
            <text:p text:style-name="a446" text:class-names="" text:cond-style-name=""><text:span text:style-name="a444" text:class-names="">22/11</text:span><text:span text:style-name="a445" text:class-names=""/></text:p>
          </draw:text-box>
          <svg:title/>
          <svg:desc/>
        </draw:frame>
        <draw:frame draw:id="id117" draw:style-name="a448" draw:name="Picture 33" svg:x="5.1625in" svg:y="5.18625in" svg:width="0.52083in" svg:height="0.78125in" style:rel-width="scale" style:rel-height="scale">
          <draw:image xlink:href="media/image38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1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1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1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1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1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1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1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1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1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1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1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1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Ollie Watts</meta:initial-creator>
    <dc:creator>Ollie Watts</dc:creator>
    <meta:creation-date>2024-11-15T20:22:35Z</meta:creation-date>
    <dc:date>2024-11-22T18:15:08Z</dc:date>
    <meta:editing-cycles>4</meta:editing-cycles>
    <meta:editing-duration>PT11874S</meta:editing-duration>
    <meta:document-statistic meta:paragraph-count="15" meta:word-count="15"/>
  </office:meta>
</office:document-meta>
</file>